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fo:background-color="transparent" style:font-name-asian="Liberation Sans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erald Scharitzer</presentation:footer-decl>
      <presentation:date-time-decl presentation:name="dtd1" presentation:source="fixed">2022-10-21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Quantum Computing Provider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Which quantum computing systems and services are there?</text:p>
            <text:p/>
            <text:p>Meetup of Quantum Computing Vienn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Systems and Servic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obably, you do not want to start with purchasing a quantum computer and setting it up in your data center (capital expense).</text:p>
              </text:list-item>
              <text:list-item>
                <text:p>You can test algorithms with simulators and then run them on quantum computers provided as cloud services (operating expense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Disclaim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quantum computing providers on the following pages are sorted alphabetically to not rank them.</text:p>
              </text:list-item>
              <text:list-item>
                <text:p>There are others beyond this list.</text:p>
              </text:list-item>
              <text:list-item>
                <text:p>The statements are my personal observations at the time of writing and do not evaluate the providers or their produc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Alpine Quantum Technologies (AQT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QT provides a web service based on REST and JSON.</text:p>
              </text:list-item>
              <text:list-item>
                <text:p>Their instruction set architecture consists of five gates.</text:p>
                <text:list>
                  <text:list-item>
                    <text:p>X, Y, and Z rotate around the x-, y-, and z-axis, respectively (1-qubit)</text:p>
                  </text:list-item>
                  <text:list-item>
                    <text:p><text:span text:style-name="T1">R rotates around an arbitrary axis</text:span> (1-qubit)</text:p>
                  </text:list-item>
                  <text:list-item>
                    <text:p><text:span text:style-name="T2">MS entangles via M</text:span><text:span text:style-name="T3">ø</text:span><text:span text:style-name="T1">lmer-S</text:span><text:span text:style-name="T4">ø</text:span>rensen (2-qubit)</text:p>
                  </text:list-item>
                  <text:list-item>
                    <text:p><text:a xlink:href="https://www.aqt.eu/aqt-gate-definitions/" xlink:type="simple">https://www.aqt.eu/aqt-gate-definitions/</text:a></text:p>
                  </text:list-item>
                </text:list>
              </text:list-item>
              <text:list-item>
                <text:p>There is one quantum system available for partner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Amaz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Bracket is a cloud service providing access to quantum computers of other providers.</text:p>
              </text:list-item>
              <text:list-item>
                <text:p>Beyond that it provides tools for quantum software development phases build, test, run, and analyze.</text:p>
              </text:list-item>
              <text:list-item>
                <text:p>The quantum computers and services can be utilized via the Braket API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Goog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Google provides three processor architectures: Sycamore, Bristlecone, and Foxtail</text:p>
              </text:list-item>
              <text:list-item>
                <text:p>Sycamore provides the following instructions.</text:p>
                <text:list>
                  <text:list-item>
                    <text:p>1-qubit: Phased XZ, Virtual Z, and Physical Z</text:p>
                  </text:list-item>
                  <text:list-item>
                    <text:p>2-qubit: Sycamore, Root iSwap, and CZ</text:p>
                  </text:list-item>
                </text:list>
              </text:list-item>
              <text:list-item>
                <text:p>Cirq is an open-source Python programming framework.</text:p>
              </text:list-item>
              <text:list-item>
                <text:p>Quantum processors are available for partners onl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IBM Q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Qiskit is a Python programming framework.</text:p>
              </text:list-item>
              <text:list-item>
                <text:p>Their instruction set architecture consists of four physical gates.</text:p>
                <text:list>
                  <text:list-item>
                    <text:p>U1 Rotate around z-axis (1-qubit phase shift)</text:p>
                  </text:list-item>
                  <text:list-item>
                    <text:p>U2 Rotate around x- and z-axis (1-qubit)</text:p>
                  </text:list-item>
                  <text:list-item>
                    <text:p>U3 Rotate around x-, y-, and z-axis (1-qubit)</text:p>
                  </text:list-item>
                  <text:list-item>
                    <text:p>CX Entangle via controlled NOT (2-qubit)</text:p>
                  </text:list-item>
                </text:list>
              </text:list-item>
              <text:list-item>
                <text:p>There are 21 available systems. https://quantum-computing.ibm.com/services/resour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IonQ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builds quantum computers based on ion traps and provides them as cloud services.</text:p>
              </text:list-item>
              <text:list-item>
                <text:p>They measure quantum processing capacity as number of Algorithmic Qubits instead of Quantum Volume.</text:p>
              </text:list-item>
              <text:list-item>
                <text:p>Three systems are available to customers and partners.</text:p>
              </text:list-item>
              <text:list-item>
                <text:p>They are provided via three cloud providers, and four languages and software development ki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Microsof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zure Quantum is a cloud service and provides quantum computing via the hardware of other companies. https://azure.microsoft.com/en-us/products/quantum/</text:p>
              </text:list-item>
              <text:list-item>
                <text:p>Microsoft researches topological quantum computers.</text:p>
              </text:list-item>
              <text:list-item>
                <text:p>The Quantum Development Toolkit provides the Q# programming language, libraries for industrial applications, and more. https://azure.microsoft.com/en-us/resources/development-kit/quantum-computing/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QC Wa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ovides consulting, algorithms, and access to quantum computers of other providers.</text:p>
              </text:list-item>
              <text:list-item>
                <text:p>Forge is their development environment and kit designed for both, data scientists and quantum engineers, and based on Jupyter and Python.</text:p>
              </text:list-item>
              <text:list-item>
                <text:p>They publish prices per hour of quantum computing time based on the physical backen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Oxford Quantum Circuits (OQC)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builds superconducting quantum computers based on their Coaxmon three-dimensional and scalable qubits.</text:p>
              </text:list-item>
              <text:list-item>
                <text:p>Quantum Computing as a Service (QCaaS) makes their quantum computers commercially available in the cloud.</text:p>
              </text:list-item>
              <text:list-item>
                <text:p>The service is available to strategic partners and customers via Amazon Braket.</text:p>
              </text:list-item>
              <text:list-item>
                <text:p>OQC is committed to the OpenQASM roadmap, but there is no public documenta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Quantinuu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ket is a Python programming framework.</text:p>
              </text:list-item>
              <text:list-item>
                <text:p>The H1 systems provide the following native gates.</text:p>
                <text:list>
                  <text:list-item>
                    <text:p>1-qubit U1q(theta, phi)</text:p>
                  </text:list-item>
                  <text:list-item>
                    <text:p>1-qubit Rz(lambda)</text:p>
                  </text:list-item>
                  <text:list-item>
                    <text:p>2-qubit ZZ</text:p>
                  </text:list-item>
                </text:list>
              </text:list-item>
              <text:list-item>
                <text:p>Two systems are available to customers. https://www.quantinuum.com/products/h1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Rigetti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Quantum Cloud Services provide the API. Quil(-T) is the programming language. Forest is the SDK and supports pyQuil, Qiskit, Cirq, and QASM.</text:p>
              </text:list-item>
              <text:list-item>
                <text:p>Their native gates are</text:p>
                <text:list>
                  <text:list-item>
                    <text:p>1-qubit RX and RZ rotate around the x- and z-axis</text:p>
                  </text:list-item>
                  <text:list-item>
                    <text:p>2-qubit CPHASE, CZ and XY</text:p>
                  </text:list-item>
                </text:list>
              </text:list-item>
              <text:list-item>
                <text:p>Two systems are available to customers. https://qcs.rigetti.com/qp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Onward from He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ominic Walliman made this video in early 2022 about who has which quantum computers <text:a xlink:href="https://youtu.be/gcbMKt079l8" xlink:type="simple">https://youtu.be/gcbMKt079l8</text:a></text:p>
              </text:list-item>
              <text:list-item>
                <text:p>You can try some of the quantum software development kits and probably run your algorithms on actual quantum computer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Dot_20_4" draw:fill="none"/>
      <style:text-properties fo:color="#3f3f7f" loext:opacity="100%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f3f7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style:text-outline="false" style:font-name="DejaVu Sans1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style:text-outline="false" style:font-name="DejaVu Sans1" fo:font-size="14pt" style:font-size-asian="14pt" style:font-size-complex="14pt"/>
    </style:style>
    <style:style style:name="MP7" style:family="paragraph">
      <style:paragraph-properties fo:text-align="center" style:writing-mode="lr-tb"/>
      <style:text-properties style:font-name="DejaVu Sans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style:font-name="DejaVu Sans1" fo:font-size="14pt" style:font-size-asian="14pt" style:font-size-complex="14pt"/>
    </style:style>
    <style:style style:name="MP9" style:family="paragraph">
      <style:paragraph-properties fo:text-align="end" style:writing-mode="lr-tb"/>
      <style:text-properties style:font-name="DejaVu Sans1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style:font-name="DejaVu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outline="false" style:font-name="DejaVu Sans1" fo:font-size="14pt" style:font-size-asian="14pt" style:font-size-complex="14pt"/>
    </style:style>
    <style:style style:name="MT3" style:family="text">
      <style:text-properties style:font-name="DejaVu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1.085cm" svg:x="20.076cm" svg:y="14.348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6T13:36:18.877732391</meta:creation-date>
    <meta:editing-duration>P0D</meta:editing-duration>
    <meta:editing-cycles>1</meta:editing-cycles>
    <meta:generator>LibreOffice/7.3.7.2$Linux_X86_64 LibreOffice_project/30$Build-2</meta:generator>
    <dc:title>Quantum Computing Providers</dc:title>
    <meta:document-statistic meta:object-count="77"/>
  </office:meta>
</office:document-meta>
</file>